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nge_vectors8_norm" table:style-name="ta1">
        <table:shapes>
          <draw:frame draw:z-index="0" draw:style-name="gr1" draw:text-style-name="P1" svg:width="453.51pt" svg:height="255.09pt" svg:x="194.66pt" svg:y="57.06pt">
            <draw:object draw:notify-on-update-of-ranges="munge_vectors8_norm.A1:munge_vectors8_norm.A65 munge_vectors8_norm.B1:munge_vectors8_norm.B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2" calcext:value-type="float">
            <text:p>3.6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2" calcext:value-type="float">
            <text:p>3.6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62" calcext:value-type="float">
            <text:p>3.6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62" calcext:value-type="float">
            <text:p>3.6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62" calcext:value-type="float">
            <text:p>3.6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62" calcext:value-type="float">
            <text:p>3.6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62" calcext:value-type="float">
            <text:p>3.6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62" calcext:value-type="float">
            <text:p>3.6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62" calcext:value-type="float">
            <text:p>3.6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62" calcext:value-type="float">
            <text:p>3.6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62" calcext:value-type="float">
            <text:p>3.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61" calcext:value-type="float">
            <text:p>3.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9T21:26:35.444897862</dc:date>
    <meta:editing-duration>PT2M8S</meta:editing-duration>
    <meta:editing-cycles>1</meta:editing-cycles>
    <meta:document-statistic meta:table-count="1" meta:cell-count="130" meta:object-count="1"/>
    <meta:generator>LibreOffice/6.0.4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72cm" svg:y="0.316cm" chart:style-name="ch2">
          <text:p>munge_vectors8_normalized</text:p>
        </chart:title>
        <chart:legend chart:legend-position="end" svg:x="11.216cm" svg:y="4.201cm" style:legend-expansion="high" chart:style-name="ch3"/>
        <chart:plot-area chart:style-name="ch4" table:cell-range-address="munge_vectors8_norm.A1:munge_vectors8_norm.B65" chart:data-source-has-labels="both" svg:x="1.331cm" svg:y="1.275cm" svg:width="9.565cm" svg:height="6.564cm">
          <chartooo:coordinate-region svg:x="2.429cm" svg:y="1.474cm" svg:width="8.327cm" svg:height="5.573cm"/>
          <chart:axis chart:dimension="x" chart:name="primary-x" chart:style-name="ch5" chartooo:axis-type="auto">
            <chartooo:date-scale/>
            <chart:title svg:x="5.328cm" svg:y="8.019cm" chart:style-name="ch6">
              <text:p>Alignment</text:p>
            </chart:title>
            <chart:categories table:cell-range-address="munge_vectors8_norm.A1:munge_vectors8_norm.A65"/>
          </chart:axis>
          <chart:axis chart:dimension="y" chart:name="primary-y" chart:style-name="ch5">
            <chart:title svg:x="0.451cm" svg:y="5.104cm" chart:style-name="ch7">
              <text:p>Cycles</text:p>
            </chart:title>
            <chart:grid chart:style-name="ch8" chart:class="major"/>
          </chart:axis>
          <chart:series chart:style-name="ch9" chart:values-cell-range-address="munge_vectors8_norm.B1:munge_vectors8_norm.B65" loext:label-string="cycles_numberaccess" chart:class="chart:line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_numberacces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unge_vectors8_norm.A1:munge_vectors8_norm.A65</svg:desc>
                </draw:g>
              </table:table-cell>
              <table:table-cell office:value-type="float" office:value="3.61">
                <text:p>3.61</text:p>
                <draw:g>
                  <svg:desc>munge_vectors8_norm.B1:munge_vectors8_norm.B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.61">
                <text:p>3.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